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>
      <style:text-properties officeooo:rsid="000da08a" officeooo:paragraph-rsid="000da08a"/>
    </style:style>
    <style:style style:name="P6" style:family="paragraph" style:parent-style-name="Text_20_body">
      <style:text-properties officeooo:rsid="000c4d51" officeooo:paragraph-rsid="000ddb18"/>
    </style:style>
    <style:style style:name="T1" style:family="text">
      <style:text-properties officeooo:rsid="000da08a"/>
    </style:style>
    <style:style style:name="T2" style:family="text">
      <style:text-properties officeooo:rsid="000ddb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Inserimento Questionario Metà Anno nel sistema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Giovanni : <text:span text:style-name="T2">Delegato Questionari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6">1 <text:span text:style-name="T2">Giovanni è un delegato dell' università che ha il compito di gestire l ' inserimento dei questionari. </text:span></text:p>
            <text:p text:style-name="P6"><text:span text:style-name="T2">2</text:span> <text:span text:style-name="T1">Giovanni è loggato al sistema @asilo</text:span></text:p>
            <text:p text:style-name="P2"><text:span text:style-name="T2">3</text:span> <text:span text:style-name="T1">Il sistema mostra la finestra Homepage di @silo</text:span></text:p>
            <text:p text:style-name="P2"><text:span text:style-name="T2">4</text:span> <text:span text:style-name="T1">Giovanni clicca sulla voce Questionari </text:span></text:p>
            <text:p text:style-name="P2"><text:span text:style-name="T2">5</text:span> <text:span text:style-name="T1">Il sistema mostra all ' utente la finestra dei Questionari</text:span></text:p>
            <text:p text:style-name="P5"><text:span text:style-name="T2">6</text:span> Giovanni clicca sulla voce Inserisci nuovo Questionario</text:p>
            <text:p text:style-name="P5"><text:span text:style-name="T2">7</text:span> Il sistema mostra all' utente la finestra di Inserimento Questionari</text:p>
            <text:p text:style-name="P5"><text:span text:style-name="T2">8</text:span> Giovanni inserisce il Questionario e clicca su Inserisci</text:p>
            <text:p text:style-name="P5"><text:span text:style-name="T2">9</text:span> Il sistema mostra all' utente il messaggio ''Inserimento riuscito'' ritorna alla homepag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30:23.48</meta:creation-date>
    <meta:editing-duration>P0D</meta:editing-duration>
    <meta:editing-cycles>3</meta:editing-cycles>
    <meta:generator>LibreOffice/3.6$Windows_x86 LibreOffice_project/da8c1e6-fd468f4-454e206-f42a4a9-143cfd</meta:generator>
    <dc:date>2012-10-16T21:35:36.73</dc:date>
    <meta:document-statistic meta:table-count="1" meta:image-count="0" meta:object-count="0" meta:page-count="1" meta:paragraph-count="14" meta:word-count="111" meta:character-count="712" meta:non-whitespace-character-count="612"/>
  </office:meta>
</office:document-meta>
</file>